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1.25cm" fo:min-width="3.5cm"/>
      <style:paragraph-properties style:writing-mode="lr-tb"/>
    </style:style>
    <style:style style:name="gr2" style:family="graphic" style:parent-style-name="objectwithoutfill">
      <style:graphic-properties svg:stroke-color="#000000" draw:marker-end="Linienspitzen_20_1" draw:marker-end-width="0.3cm" draw:fill="none" draw:textarea-vertical-align="middl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1.25cm" fo:min-width="5cm"/>
      <style:paragraph-properties style:writing-mode="lr-tb"/>
    </style:style>
    <style:style style:name="gr5" style:family="graphic" style:parent-style-name="objectwithoutfill">
      <style:graphic-properties svg:stroke-color="#000000" draw:marker-end="" draw:marker-end-width="0.3cm" draw:fill="none" draw:textarea-vertical-align="middle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color="#000000" loext:opacity="100%"/>
    </style:style>
    <style:style style:name="P2" style:family="paragraph">
      <loext:graphic-properties draw:fill-color="#000000" draw:opacity="0%"/>
      <style:paragraph-properties fo:text-align="center"/>
      <style:text-properties fo:color="#000000" loext:opacity="100%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font-name="FreeMono" fo:font-size="16pt" fo:font-style="normal" fo:background-color="#ffffff" style:font-size-asian="16pt" style:font-style-asian="normal" style:font-size-complex="16pt" style:font-style-complex="normal"/>
    </style:style>
    <style:style style:name="P6" style:family="paragraph">
      <loext:graphic-properties draw:fill="none" draw:fill-color="#ffffff"/>
      <style:text-properties style:font-name="FreeMono" fo:font-size="16pt" fo:font-style="normal" fo:background-color="#ffffff" style:font-size-asian="16pt" style:font-style-asian="normal" style:font-size-complex="16pt" style:font-style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font-name="FreeMono" fo:font-size="16pt" fo:font-style="normal" style:font-size-asian="16pt" style:font-style-asian="normal" style:font-size-complex="16pt" style:font-style-complex="normal"/>
    </style:style>
    <style:style style:name="P8" style:family="paragraph">
      <loext:graphic-properties draw:fill="none" draw:fill-color="#ffffff"/>
      <style:text-properties style:font-name="FreeMono"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</style:style>
    <style:style style:name="T1" style:family="text">
      <style:text-properties fo:color="#000000" loext:opacity="100%"/>
    </style:style>
    <style:style style:name="T2" style:family="text">
      <style:text-properties style:font-name="FreeMono" fo:font-size="16pt" fo:font-style="normal" fo:background-color="#ffffff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4cm" svg:height="1.5cm" svg:x="3.6cm" svg:y="2.1cm">
          <text:p text:style-name="P1"><text:span text:style-name="T1">static </text:span><text:span text:style-name="T1">data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5.6cm" svg:y1="3.6cm" svg:x2="5.6cm" svg:y2="5.6cm">
          <text:p text:style-name="P3"/>
        </draw:line>
        <draw:frame draw:style-name="gr3" draw:text-style-name="P6" draw:layer="layout" svg:width="2.195cm" svg:height="0.814cm" svg:x="4.515cm" svg:y="4.038cm">
          <draw:text-box>
            <text:p text:style-name="P5"><text:span text:style-name="T2">ready</text:span></text:p>
          </draw:text-box>
        </draw:frame>
        <draw:custom-shape draw:style-name="gr4" draw:text-style-name="P2" draw:layer="layout" svg:width="5.5cm" svg:height="1.5cm" svg:x="2.8cm" svg:y="5.6cm">
          <text:p text:style-name="P1"><text:span text:style-name="T1">ndviz_main.mj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cm" svg:height="1.5cm" svg:x="2.8cm" svg:y="10.6cm">
          <text:p text:style-name="P1"><text:span text:style-name="T1">ndvi</text:span><text:span text:style-name="T1">z_m</text:span><text:span text:style-name="T1">enu.</text:span><text:span text:style-name="T1">mjs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8.3cm" svg:y1="7.1cm" svg:x2="10.3cm" svg:y2="8.7cm">
          <text:p/>
        </draw:line>
        <draw:line draw:style-name="gr2" draw:text-style-name="P4" draw:layer="layout" svg:x1="8.3cm" svg:y1="10.6cm" svg:x2="10.3cm" svg:y2="9.2cm">
          <text:p/>
        </draw:line>
        <draw:custom-shape draw:style-name="gr4" draw:text-style-name="P2" draw:layer="layout" svg:width="5.5cm" svg:height="1.5cm" svg:x="10.3cm" svg:y="8.1cm">
          <text:p text:style-name="P1"><text:span text:style-name="T1">ndviz_core.mjs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8cm" svg:y1="8.8cm" svg:x2="17.6cm" svg:y2="8.8cm">
          <text:p/>
        </draw:line>
        <draw:custom-shape draw:style-name="gr4" draw:text-style-name="P2" draw:layer="layout" svg:width="5.5cm" svg:height="1.5cm" svg:x="19.6cm" svg:y="9.1cm">
          <text:p text:style-name="P1"><text:span text:style-name="T1">ndviz_bar.mj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cm" svg:height="1.5cm" svg:x="19.6cm" svg:y="7.1cm">
          <text:p text:style-name="P1"><text:span text:style-name="T1">ndviz_map.mj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cm" svg:height="1.5cm" svg:x="19.6cm" svg:y="5.2cm">
          <text:p text:style-name="P1"><text:span text:style-name="T1">ndviz</text:span><text:span text:style-name="T1">_time.</text:span><text:span text:style-name="T1">mj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cm" svg:height="1.5cm" svg:x="19.6cm" svg:y="11.1cm">
          <text:p text:style-name="P1"><text:span text:style-name="T1">ndviz_details.mjs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17.6cm" svg:y1="8.8cm" svg:x2="19.6cm" svg:y2="9.8cm">
          <text:p/>
        </draw:line>
        <draw:line draw:style-name="gr2" draw:text-style-name="P4" draw:layer="layout" svg:x1="17.6cm" svg:y1="8.8cm" svg:x2="19.6cm" svg:y2="7.7cm">
          <text:p/>
        </draw:line>
        <draw:line draw:style-name="gr2" draw:text-style-name="P4" draw:layer="layout" svg:x1="17.6cm" svg:y1="8.8cm" svg:x2="19.6cm" svg:y2="11.7cm">
          <text:p/>
        </draw:line>
        <draw:line draw:style-name="gr2" draw:text-style-name="P4" draw:layer="layout" svg:x1="17.6cm" svg:y1="8.801cm" svg:x2="19.6cm" svg:y2="5.7cm">
          <text:p/>
        </draw:line>
        <draw:frame draw:style-name="gr3" draw:text-style-name="P8" draw:layer="layout" svg:width="2.534cm" svg:height="0.814cm" svg:x="16.416cm" svg:y="8.338cm">
          <draw:text-box>
            <text:p text:style-name="P7"><text:span text:style-name="T2">update</text:span></text:p>
          </draw:text-box>
        </draw:frame>
        <draw:frame draw:style-name="gr3" draw:text-style-name="P6" draw:layer="layout" svg:width="4.566cm" svg:height="0.814cm" svg:x="6.593cm" svg:y="7.2cm">
          <draw:text-box>
            <text:p text:style-name="P5"><text:span text:style-name="T2">onDataChange</text:span></text:p>
          </draw:text-box>
        </draw:frame>
        <draw:frame draw:style-name="gr3" draw:text-style-name="P6" draw:layer="layout" svg:width="4.566cm" svg:height="0.814cm" svg:x="6.593cm" svg:y="9.7cm">
          <draw:text-box>
            <text:p text:style-name="P5"><text:span text:style-name="T2">onDat</text:span><text:span text:style-name="T2">aChan</text:span><text:span text:style-name="T2">g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5T21:18:24.186608427</meta:creation-date>
    <dc:date>2024-01-16T08:09:20.645397014</dc:date>
    <meta:editing-duration>PT5M43S</meta:editing-duration>
    <meta:editing-cycles>2</meta:editing-cycles>
    <meta:generator>LibreOffice/7.3.7.2$Linux_X86_64 LibreOffice_project/30$Build-2</meta:generator>
    <meta:document-statistic meta:object-count="43"/>
  </office:meta>
</office:document-meta>
</file>